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3000000333423541A.png" manifest:media-type="image/png"/>
  <manifest:file-entry manifest:full-path="Pictures/1000000100000033000000333A1C8B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9cm" draw:marker-end="Arrowheads_20_6" draw:marker-end-width="0.459cm" draw:fill="none" draw:textarea-vertical-align="middle" fo:padding-top="0.178cm" fo:padding-bottom="0.178cm" fo:padding-left="0.303cm" fo:padding-right="0.303cm" loext:decorative="false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7.119cm" fo:min-width="19.886cm" fo:padding-top="0.165cm" fo:padding-bottom="0.165cm" fo:padding-left="0.29cm" fo:padding-right="0.29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2.823cm" fo:min-width="4.539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a4e6cd" draw:textarea-horizontal-align="justify" draw:textarea-vertical-align="top" draw:auto-grow-height="false" fo:min-height="0.816cm" fo:min-width="3.485cm" fo:padding-top="0.165cm" fo:padding-bottom="0.165cm" fo:padding-left="0.29cm" fo:padding-right="0.29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9cm" fo:min-width="3.999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9cm" fo:min-width="2.993cm" fo:padding-top="0.165cm" fo:padding-bottom="0.165cm" fo:padding-left="0.29cm" fo:padding-right="0.29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a4e6cd" draw:textarea-horizontal-align="justify" draw:textarea-vertical-align="top" draw:auto-grow-height="false" fo:min-height="0.871cm" fo:min-width="2.773cm" fo:padding-top="0.165cm" fo:padding-bottom="0.165cm" fo:padding-left="0.29cm" fo:padding-right="0.29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bottom" draw:auto-grow-height="false" fo:min-height="6.165cm" fo:min-width="3.948cm" fo:padding-top="0.165cm" fo:padding-bottom="0.165cm" fo:padding-left="0.29cm" fo:padding-right="0.29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2.506cm" fo:min-width="2.289cm" fo:padding-top="0.165cm" fo:padding-bottom="0.165cm" fo:padding-left="0.29cm" fo:padding-right="0.29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ffd7d7" draw:textarea-horizontal-align="justify" draw:textarea-vertical-align="top" draw:auto-grow-height="false" fo:min-height="1.389cm" fo:min-width="3.045cm" fo:padding-top="0.165cm" fo:padding-bottom="0.165cm" fo:padding-left="0.29cm" fo:padding-right="0.29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0.817cm" fo:min-width="1.837cm" fo:padding-top="0.165cm" fo:padding-bottom="0.165cm" fo:padding-left="0.29cm" fo:padding-right="0.29cm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e1e047" draw:textarea-horizontal-align="justify" draw:textarea-vertical-align="top" draw:auto-grow-height="false" fo:min-height="1.39cm" fo:min-width="3.078cm" fo:padding-top="0.165cm" fo:padding-bottom="0.165cm" fo:padding-left="0.29cm" fo:padding-right="0.29cm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9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3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6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8cm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816cm" fo:min-width="1.518cm" fo:padding-top="0.165cm" fo:padding-bottom="0.165cm" fo:padding-left="0.29cm" fo:padding-right="0.29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06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8cm" loext:decorative="false"/>
      <style:paragraph-properties style:writing-mode="lr-tb"/>
    </style:style>
    <style:style style:name="gr2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89cm" fo:min-width="2.485cm" fo:padding-top="0.165cm" fo:padding-bottom="0.165cm" fo:padding-left="0.29cm" fo:padding-right="0.29cm" style:writing-mode="lr-tb" loext:decorative="false"/>
      <style:paragraph-properties style:writing-mode="lr-tb"/>
    </style:style>
    <style:style style:name="gr2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89cm" fo:min-width="1.672cm" fo:padding-top="0.165cm" fo:padding-bottom="0.165cm" fo:padding-left="0.29cm" fo:padding-right="0.29cm" style:writing-mode="lr-tb" loext:decorative="false"/>
      <style:paragraph-properties style:writing-mode="lr-tb"/>
    </style:style>
    <style:style style:name="gr25" style:family="graphic" style:parent-style-name="standard">
      <style:graphic-properties svg:stroke-width="0.081cm" svg:stroke-color="#000000" draw:marker-start-width="0.321cm" draw:marker-end-width="0.321cm" draw:fill-color="#a4e6cd" draw:textarea-horizontal-align="justify" draw:textarea-vertical-align="top" draw:auto-grow-height="false" fo:min-height="0.816cm" fo:min-width="2.779cm" fo:padding-top="0.165cm" fo:padding-bottom="0.165cm" fo:padding-left="0.29cm" fo:padding-right="0.29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1.684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8" style:family="graphic" style:parent-style-name="objectwithoutfill">
      <style:graphic-properties svg:stroke-width="0.106cm" svg:stroke-color="#000000" draw:marker-start-width="0.358cm" draw:marker-end="Arrowheads_20_4" draw:marker-end-width="0.458cm" draw:fill="none" draw:textarea-vertical-align="middle" fo:padding-top="0.177cm" fo:padding-bottom="0.177cm" fo:padding-left="0.302cm" fo:padding-right="0.302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dee6ef"/>
      <style:paragraph-properties fo:text-align="end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dee6ef"/>
      <style:paragraph-properties fo:text-align="center" style:writing-mode="lr-tb"/>
    </style:style>
    <style:style style:name="P6" style:family="paragraph">
      <loext:graphic-properties draw:fill-color="#a4e6cd"/>
      <style:paragraph-properties fo:text-align="center" style:writing-mode="lr-tb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</style:style>
    <style:style style:name="P9" style:family="paragraph">
      <loext:graphic-properties draw:fill-color="#dee6ef"/>
      <style:paragraph-properties fo:text-align="start" style:writing-mode="lr-tb"/>
    </style:style>
    <style:style style:name="P10" style:family="paragraph">
      <loext:graphic-properties draw:fill-color="#ffd7d7"/>
      <style:paragraph-properties fo:text-align="center" style:writing-mode="lr-tb"/>
    </style:style>
    <style:style style:name="P11" style:family="paragraph">
      <loext:graphic-properties draw:fill-color="#e1e047"/>
      <style:paragraph-properties fo:text-align="center" style:writing-mode="lr-tb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top="0.42cm" fo:margin-bottom="0.35cm"/>
    </style:style>
    <style:style style:name="P14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draw:line-skew="-1.305cm" svg:x1="5.412cm" svg:y1="8.999cm" svg:x2="14.91cm" svg:y2="4.492cm" draw:start-shape="id1" draw:start-glue-point="0" svg:d="M5412 8999c0-5743 9498-3490 9498-4507" svg:viewBox="0 0 9499 4508">
          <text:p/>
        </draw:connector>
        <draw:custom-shape draw:style-name="gr2" draw:text-style-name="P3" draw:layer="layout" svg:width="21.272cm" svg:height="8.255cm" svg:x="2.27cm" svg:y="7.667cm">
          <text:p text:style-name="P2">AW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3" draw:id="id3" draw:layer="layout" svg:width="5.459cm" svg:height="3.493cm" svg:x="11.795cm" svg:y="8.324cm">
          <text:p text:style-name="P4">REST <text:s text:c="5"/>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4" draw:id="id4" draw:layer="layout" svg:width="4.189cm" svg:height="1.27cm" svg:x="12.43cm" svg:y="9.816cm">
          <text:p text:style-name="P4">API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4.763cm" svg:height="1.904cm" svg:x="2.27cm" svg:y="3.857cm">
          <text:p text:style-name="P7"><text:s text:c="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2" draw:id="id2" draw:layer="layout" svg:width="3.759cm" svg:height="1.906cm" svg:x="10.525cm" svg:y="3.54cm">
          <text:p text:style-name="P7">Dollar</text:p>
          <text:p text:style-name="P7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6" draw:id="id6" draw:layer="layout" svg:width="3.483cm" svg:height="1.331cm" svg:x="24.157cm" svg:y="8.652cm">
          <text:p text:style-name="P4">ChatGB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5.018cm" svg:height="6.985cm" svg:x="2.905cm" svg:y="8.367cm">
          <text:p text:style-name="P4">Nitro Enclav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xml:id="id14" draw:id="id14" draw:layer="layout" svg:width="3.175cm" svg:height="3.142cm" svg:x="10.207cm" svg:y="12.43cm">
          <text:p text:style-name="P7">Secrets</text:p>
          <text:p text:style-name="P7">Store <text:s text:c="6"/></text:p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xml:id="id1" draw:id="id1" draw:layer="layout" svg:width="3.811cm" svg:height="1.905cm" svg:x="3.507cm" svg:y="8.999cm">
          <text:p text:style-name="P4">Fireblocks</text:p>
          <text:p text:style-name="P4">MPC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xml:id="id5" draw:id="id5" draw:layer="layout" svg:width="2.539cm" svg:height="1.269cm" svg:x="20.051cm" svg:y="11.478cm">
          <text:p text:style-name="P4">SQ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xml:id="id13" draw:id="id13" draw:layer="layout" svg:width="3.842cm" svg:height="1.904cm" svg:x="3.472cm" svg:y="12.113cm">
          <text:p text:style-name="P4">Quorum</text:p>
          <text:p text:style-name="P4">Blockch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curve" svg:x1="12.404cm" svg:y1="5.446cm" svg:x2="14.524cm" svg:y2="8.324cm" draw:start-shape="id2" draw:start-glue-point="2" draw:end-shape="id3" draw:end-glue-point="0" svg:d="M12404 5446c0 2158 2120 720 2120 2878" svg:viewBox="0 0 2121 2879">
          <text:p/>
        </draw:connector>
        <draw:connector draw:style-name="gr13" draw:text-style-name="P1" draw:layer="layout" draw:type="curve" svg:x1="5.412cm" svg:y1="8.999cm" svg:x2="4.651cm" svg:y2="5.761cm" draw:start-shape="id1" draw:start-glue-point="0" svg:d="M5412 8999c0-2835-761-1216-761-3238" svg:viewBox="0 0 762 3239">
          <text:p/>
        </draw:connector>
        <draw:connector draw:style-name="gr13" draw:text-style-name="P1" draw:layer="layout" draw:type="curve" svg:x1="12.43cm" svg:y1="10.451cm" svg:x2="7.318cm" svg:y2="9.951cm" draw:start-shape="id4" draw:start-glue-point="3" draw:end-shape="id1" draw:end-glue-point="1" svg:d="M12430 10451c-3834 0-1278-500-5112-500" svg:viewBox="0 0 5113 501">
          <text:p/>
        </draw:connector>
        <draw:frame draw:style-name="gr14" draw:text-style-name="P12" draw:layer="layout" svg:width="2.585cm" svg:height="0.962cm" svg:x="17.465cm" svg:y="12.112cm">
          <draw:text-box>
            <text:p>queues</text:p>
          </draw:text-box>
        </draw:frame>
        <draw:frame draw:style-name="gr15" draw:text-style-name="P12" draw:layer="layout" svg:width="3.89cm" svg:height="0.962cm" svg:x="7.905cm" svg:y="8.928cm">
          <draw:text-box>
            <text:p><text:s text:c="5"/>validates</text:p>
          </draw:text-box>
        </draw:frame>
        <draw:frame draw:style-name="gr16" draw:text-style-name="P12" draw:layer="layout" svg:width="2.937cm" svg:height="1.673cm" svg:x="7.985cm" svg:y="11.074cm">
          <draw:text-box>
            <text:p>retrieves</text:p>
            <text:p>shard</text:p>
          </draw:text-box>
        </draw:frame>
        <draw:frame draw:style-name="gr17" draw:text-style-name="P12" draw:layer="layout" svg:width="2.16cm" svg:height="0.962cm" svg:x="14.715cm" svg:y="14.008cm">
          <draw:text-box>
            <text:p>writes</text:p>
          </draw:text-box>
        </draw:frame>
        <draw:connector draw:style-name="gr13" draw:text-style-name="P1" draw:layer="layout" draw:type="curve" svg:x1="14.524cm" svg:y1="11.086cm" svg:x2="20.051cm" svg:y2="12.112cm" draw:start-shape="id4" draw:start-glue-point="2" draw:end-shape="id5" draw:end-glue-point="3" svg:d="M14524 11086c0 684 1842 1026 5527 1026" svg:viewBox="0 0 5528 1027">
          <text:p/>
        </draw:connector>
        <draw:connector draw:style-name="gr13" draw:text-style-name="P1" draw:layer="layout" draw:type="curve" svg:x1="24.157cm" svg:y1="9.317cm" svg:x2="16.619cm" svg:y2="10.451cm" draw:start-shape="id6" draw:start-glue-point="3" draw:end-shape="id4" draw:end-glue-point="1" svg:d="M24157 9317c-5653 0-1885 1134-7538 1134" svg:viewBox="0 0 7539 1135">
          <text:p/>
        </draw:connector>
        <draw:frame draw:style-name="gr18" draw:text-style-name="P12" draw:layer="layout" svg:width="3.008cm" svg:height="0.962cm" svg:x="20.594cm" svg:y="9.637cm">
          <draw:text-box>
            <text:p>creates</text:p>
          </draw:text-box>
        </draw:frame>
        <draw:frame draw:style-name="gr19" draw:text-style-name="P1" draw:layer="layout" svg:width="1.348cm" svg:height="1.348cm" svg:x="5.446cm" svg:y="4.174cm">
          <draw:image xlink:href="Pictures/1000000100000033000000333A1C8B64.png" xlink:type="simple" xlink:show="embed" xlink:actuate="onLoad" draw:mime-type="image/png">
            <text:p/>
          </draw:image>
        </draw:frame>
        <draw:frame draw:style-name="gr19" draw:text-style-name="P1" draw:layer="layout" svg:width="1.348cm" svg:height="1.348cm" svg:x="12.747cm" svg:y="3.78cm">
          <draw:image xlink:href="Pictures/1000000100000033000000333A1C8B64.png" xlink:type="simple" xlink:show="embed" xlink:actuate="onLoad" draw:mime-type="image/png">
            <text:p/>
          </draw:image>
        </draw:frame>
        <draw:frame draw:style-name="gr19" draw:text-style-name="P1" draw:layer="layout" svg:width="1.348cm" svg:height="1.348cm" svg:x="11.717cm" svg:y="13.985cm">
          <draw:image xlink:href="Pictures/1000000100000033000000333423541A.png" xlink:type="simple" xlink:show="embed" xlink:actuate="onLoad" draw:mime-type="image/png">
            <text:p/>
          </draw:image>
        </draw:frame>
        <draw:custom-shape draw:style-name="gr20" draw:text-style-name="P8" xml:id="id7" draw:id="id7" draw:layer="layout" svg:width="2.222cm" svg:height="1.27cm" svg:x="19.098cm" svg:y="3.857cm">
          <text:p text:style-name="P7">KY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8" xml:id="id8" draw:id="id8" draw:layer="layout" svg:width="2.222cm" svg:height="1.27cm" svg:x="21.955cm" svg:y="3.857cm">
          <text:p text:style-name="P7">A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2" draw:layer="layout" svg:width="5.206cm" svg:height="0.962cm" svg:x="19.262cm" svg:y="2.78cm">
          <draw:text-box>
            <text:p>3<text:span text:style-name="T1">rd</text:span> party vendors</text:p>
          </draw:text-box>
        </draw:frame>
        <draw:frame draw:style-name="gr22" draw:text-style-name="P12" draw:layer="layout" svg:width="3.608cm" svg:height="0.962cm" svg:x="12.632cm" svg:y="5.753cm">
          <draw:text-box>
            <text:p>transaction</text:p>
          </draw:text-box>
        </draw:frame>
        <draw:connector draw:style-name="gr13" draw:text-style-name="P1" draw:layer="layout" draw:type="curve" svg:x1="14.524cm" svg:y1="9.816cm" svg:x2="20.209cm" svg:y2="5.127cm" draw:start-shape="id4" draw:start-glue-point="0" draw:end-shape="id7" draw:end-glue-point="2" svg:d="M14524 9816c0-3516 5685-1172 5685-4689" svg:viewBox="0 0 5686 4690">
          <text:p/>
        </draw:connector>
        <draw:connector draw:style-name="gr13" draw:text-style-name="P1" draw:layer="layout" draw:type="curve" svg:x1="14.595cm" svg:y1="9.939cm" svg:x2="23.066cm" svg:y2="5.127cm" draw:end-shape="id8" draw:end-glue-point="2" svg:d="M14595 9939c0-3202 8471-797 8471-4812" svg:viewBox="0 0 8472 4813">
          <text:p/>
        </draw:connector>
        <draw:custom-shape draw:style-name="gr23" draw:text-style-name="P8" xml:id="id11" draw:id="id11" draw:layer="layout" svg:width="3.251cm" svg:height="1.905cm" svg:x="13.034cm" svg:y="16.621cm">
          <text:p text:style-name="P7">State </text:p>
          <text:p text:style-name="P7">Treasu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xml:id="id10" draw:id="id10" draw:layer="layout" svg:width="2.438cm" svg:height="1.905cm" svg:x="16.557cm" svg:y="16.557cm">
          <text:p text:style-name="P7">Gold </text:p>
          <text:p text:style-name="P7">Dep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8" xml:id="id9" draw:id="id9" draw:layer="layout" svg:width="2.222cm" svg:height="1.27cm" svg:x="24.812cm" svg:y="3.857cm">
          <text:p text:style-name="P7">A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curve" svg:x1="14.664cm" svg:y1="9.966cm" svg:x2="25.923cm" svg:y2="5.127cm" draw:end-shape="id9" draw:end-glue-point="2" svg:d="M14664 9966c0-3222 11259-803 11259-4839" svg:viewBox="0 0 11260 4840">
          <text:p/>
        </draw:connector>
        <draw:connector draw:style-name="gr13" draw:text-style-name="P1" draw:layer="layout" draw:type="curve" svg:x1="14.524cm" svg:y1="11.086cm" svg:x2="17.776cm" svg:y2="16.557cm" draw:start-shape="id4" draw:start-glue-point="2" draw:end-shape="id10" draw:end-glue-point="0" svg:d="M14524 11086c0 4104 3252 1369 3252 5471" svg:viewBox="0 0 3253 5472">
          <text:p/>
        </draw:connector>
        <draw:connector draw:style-name="gr13" draw:text-style-name="P1" draw:layer="layout" draw:type="curve" svg:x1="14.524cm" svg:y1="11.086cm" svg:x2="14.659cm" svg:y2="16.621cm" draw:start-shape="id4" draw:start-glue-point="2" draw:end-shape="id11" draw:end-glue-point="0" svg:d="M14524 11086c0 4152 135 1385 135 5535" svg:viewBox="0 0 136 5536">
          <text:p/>
        </draw:connector>
        <draw:custom-shape draw:style-name="gr25" draw:text-style-name="P6" xml:id="id12" draw:id="id12" draw:layer="layout" svg:width="3.483cm" svg:height="1.27cm" svg:x="24.177cm" svg:y="10.207cm">
          <text:p text:style-name="P4">OpenAPI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curve" svg:x1="24.177cm" svg:y1="10.842cm" svg:x2="16.646cm" svg:y2="10.46cm" draw:start-shape="id12" draw:start-glue-point="3" svg:d="M24177 10842c-6054 0-2289-382-7531-382" svg:viewBox="0 0 7532 383">
          <text:p/>
        </draw:connector>
        <draw:frame draw:style-name="gr26" draw:text-style-name="P14" draw:layer="layout" svg:width="14.734cm" svg:height="1.934cm" svg:x="10.842cm" svg:y="1.317cm">
          <draw:text-box>
            <text:p text:style-name="P13"><text:span text:style-name="T2">State Depository Token (SDT) Platform</text:span></text:p>
            <text:p text:style-name="P13"><text:span text:style-name="T3"/></text:p>
          </draw:text-box>
        </draw:frame>
        <draw:frame draw:style-name="gr17" draw:text-style-name="P12" draw:layer="layout" svg:width="2.16cm" svg:height="0.962cm" svg:x="3.129cm" svg:y="11.151cm">
          <draw:text-box>
            <text:p>writes</text:p>
          </draw:text-box>
        </draw:frame>
        <draw:frame draw:style-name="gr16" draw:text-style-name="P12" draw:layer="layout" svg:width="2.937cm" svg:height="1.673cm" svg:x="6.542cm" svg:y="5.995cm">
          <draw:text-box>
            <text:p>retrieves</text:p>
            <text:p>shards</text:p>
          </draw:text-box>
        </draw:frame>
        <draw:frame draw:style-name="gr27" draw:text-style-name="P12" draw:layer="layout" svg:width="3.175cm" svg:height="1.673cm" svg:x="2.314cm" svg:y="4.044cm">
          <draw:text-box>
            <text:p>External Cosigner</text:p>
          </draw:text-box>
        </draw:frame>
        <draw:connector draw:style-name="gr13" draw:text-style-name="P1" draw:layer="layout" draw:type="curve" svg:x1="5.412cm" svg:y1="10.904cm" svg:x2="5.393cm" svg:y2="12.113cm" draw:start-shape="id1" draw:start-glue-point="2" draw:end-shape="id13" draw:end-glue-point="0" svg:d="M5412 10904c0 907-19 303-19 1209" svg:viewBox="0 0 20 1210">
          <text:p/>
        </draw:connector>
        <draw:connector draw:style-name="gr28" draw:text-style-name="P1" draw:layer="layout" draw:type="lines" svg:x1="5.412cm" svg:y1="10.904cm" svg:x2="10.207cm" svg:y2="14.001cm" draw:start-shape="id1" draw:start-glue-point="2" draw:end-shape="id14" draw:end-glue-point="3" svg:d="M5412 10904v541l4253 2556h542" svg:viewBox="0 0 4796 3098">
          <text:p/>
        </draw:connector>
        <draw:custom-shape draw:style-name="gr24" draw:text-style-name="P8" xml:id="id15" draw:id="id15" draw:layer="layout" svg:width="2.438cm" svg:height="1.905cm" svg:x="19.415cm" svg:y="16.557cm">
          <text:p text:style-name="P7">Other</text:p>
          <text:p text:style-name="P7">Dep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xml:id="id17" draw:id="id17" draw:layer="layout" draw:type="curve" svg:x1="14.603cm" svg:y1="11.06cm" svg:x2="20.634cm" svg:y2="16.557cm" draw:end-shape="id15" draw:end-glue-point="0" svg:d="M14603 11060c0 3717 6031 969 6031 5497" svg:viewBox="0 0 6032 5498">
          <text:p/>
        </draw:connector>
        <draw:custom-shape draw:style-name="gr6" draw:text-style-name="P8" xml:id="id16" draw:id="id16" draw:layer="layout" svg:width="3.759cm" svg:height="1.906cm" svg:x="14.843cm" svg:y="3.572cm">
          <text:p text:style-name="P7">Cash</text:p>
          <text:p text:style-name="P7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" draw:layer="layout" svg:width="1.348cm" svg:height="1.348cm" svg:x="16.988cm" svg:y="3.89cm">
          <draw:image xlink:href="Pictures/1000000100000033000000333A1C8B64.png" xlink:type="simple" xlink:show="embed" xlink:actuate="onLoad" draw:mime-type="image/png">
            <text:p/>
          </draw:image>
        </draw:frame>
        <draw:connector draw:style-name="gr13" draw:text-style-name="P1" draw:layer="layout" draw:type="curve" svg:x1="16.722cm" svg:y1="5.478cm" svg:x2="14.587cm" svg:y2="8.298cm" draw:start-shape="id16" draw:start-glue-point="2" svg:d="M16722 5478c0 2521-2135 1112-2135 2820" svg:viewBox="0 0 2136 2821">
          <text:p/>
        </draw:connector>
        <draw:connector draw:style-name="gr1" draw:text-style-name="P1" draw:layer="layout" draw:type="curve" svg:x1="5.412cm" svg:y1="8.999cm" svg:x2="10.525cm" svg:y2="4.493cm" draw:start-shape="id1" draw:start-glue-point="0" draw:end-shape="id2" draw:end-glue-point="3" svg:d="M5412 8999c0-3004 1704-4506 5113-4506" svg:viewBox="0 0 5114 4507">
          <text:p/>
        </draw:connector>
        <draw:connector draw:style-name="gr13" draw:text-style-name="P1" draw:layer="layout" draw:type="curve" svg:x1="14.603cm" svg:y1="11.06cm" svg:x2="13.382cm" svg:y2="14.001cm" draw:start-shape="id17" draw:start-glue-point="2" draw:end-shape="id14" draw:end-glue-point="1" svg:d="M14603 11060c-924 0-314 2941-1221 2941" svg:viewBox="0 0 1222 2942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2:15:39.188997627</meta:creation-date>
    <dc:date>2024-12-10T10:20:41.950756164</dc:date>
    <meta:editing-duration>PT2H39M20S</meta:editing-duration>
    <meta:editing-cycles>36</meta:editing-cycles>
    <meta:generator>LibreOffice/24.8.3.2$Linux_X86_64 LibreOffice_project/e14c9fdd1f585efcbb2c5363087a99d20928d522</meta:generator>
    <meta:document-statistic meta:object-count="52"/>
  </office:meta>
</office:document-meta>
</file>